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07"/>
    <style:style style:name="ce2" style:family="table-cell" style:parent-style-name="Default" style:data-style-name="N38"/>
    <style:style style:name="ce3" style:family="table-cell" style:parent-style-name="Default" style:data-style-name="N107"/>
    <style:style style:name="ce4" style:family="table-cell" style:parent-style-name="Default" style:data-style-name="N1"/>
    <style:style style:name="ce5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>
            <text:p>today</text:p>
          </table:table-cell>
          <table:table-cell office:value-type="date" office:date-value="2010-08-13">
            <text:p>13 August 2010</text:p>
          </table:table-cell>
          <table:table-cell table:formula="of:=[.B1]" office:value-type="float" office:value="40403">
            <text:p>40403</text:p>
          </table:table-cell>
          <table:table-cell/>
        </table:table-row>
        <table:table-row table:style-name="ro1">
          <table:table-cell office:value-type="string">
            <text:p>start_date</text:p>
          </table:table-cell>
          <table:table-cell office:value-type="date" office:date-value="2009-01-01">
            <text:p>01 January 2009</text:p>
          </table:table-cell>
          <table:table-cell table:formula="of:=[.B2]" office:value-type="float" office:value="39814">
            <text:p>39814</text:p>
          </table:table-cell>
          <table:table-cell/>
        </table:table-row>
        <table:table-row table:style-name="ro1">
          <table:table-cell office:value-type="string">
            <text:p>end_date</text:p>
          </table:table-cell>
          <table:table-cell table:formula="of:=[.B2]+(10*365.25)" office:value-type="date" office:date-value="2019-01-01T12:00:00">
            <text:p>01 January 2019</text:p>
          </table:table-cell>
          <table:table-cell table:formula="of:=[.B3]" office:value-type="float" office:value="43466.5">
            <text:p>4346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yment dates</text:p>
          </table:table-cell>
          <table:table-cell table:style-name="Default"/>
          <table:table-cell table:style-name="ce2" office:value-type="string">
            <text:p>payments</text:p>
          </table:table-cell>
          <table:table-cell table:style-name="ce4"/>
        </table:table-row>
        <table:table-row table:style-name="ro1">
          <table:table-cell table:style-name="ce2" table:formula="of:=[.B2]" office:value-type="date" office:date-value="2009-01-01">
            <text:p>01 January 2009</text:p>
          </table:table-cell>
          <table:table-cell table:style-name="ce4" table:formula="of:=[.A8]" office:value-type="float" office:value="39814">
            <text:p>39814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8]+365.25" office:value-type="date" office:date-value="2010-01-01T06:00:00">
            <text:p>01 January 2010</text:p>
          </table:table-cell>
          <table:table-cell table:style-name="ce4" table:formula="of:=[.A9]" office:value-type="float" office:value="40179.25">
            <text:p>40179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9]+365.25" office:value-type="date" office:date-value="2011-01-01T12:00:00">
            <text:p>01 January 2011</text:p>
          </table:table-cell>
          <table:table-cell table:style-name="ce4" table:formula="of:=[.A10]" office:value-type="float" office:value="40544.5">
            <text:p>40545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0]+365.25" office:value-type="date" office:date-value="2012-01-01T18:00:00">
            <text:p>01 January 2012</text:p>
          </table:table-cell>
          <table:table-cell table:style-name="ce4" table:formula="of:=[.A11]" office:value-type="float" office:value="40909.75">
            <text:p>40910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1]+365.25" office:value-type="date" office:date-value="2013-01-01">
            <text:p>01 January 2013</text:p>
          </table:table-cell>
          <table:table-cell table:style-name="ce4" table:formula="of:=[.A12]" office:value-type="float" office:value="41275">
            <text:p>41275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2]+365.25" office:value-type="date" office:date-value="2014-01-01T06:00:00">
            <text:p>01 January 2014</text:p>
          </table:table-cell>
          <table:table-cell table:style-name="ce4" table:formula="of:=[.A13]" office:value-type="float" office:value="41640.25">
            <text:p>41640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3]+365.25" office:value-type="date" office:date-value="2015-01-01T12:00:00">
            <text:p>01 January 2015</text:p>
          </table:table-cell>
          <table:table-cell table:style-name="ce4" table:formula="of:=[.A14]" office:value-type="float" office:value="42005.5">
            <text:p>42006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4]+365.25" office:value-type="date" office:date-value="2016-01-01T18:00:00">
            <text:p>01 January 2016</text:p>
          </table:table-cell>
          <table:table-cell table:style-name="ce4" table:formula="of:=[.A15]" office:value-type="float" office:value="42370.75">
            <text:p>42371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5]+365.25" office:value-type="date" office:date-value="2017-01-01">
            <text:p>01 January 2017</text:p>
          </table:table-cell>
          <table:table-cell table:style-name="ce4" table:formula="of:=[.A16]" office:value-type="float" office:value="42736">
            <text:p>42736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6]+365.25" office:value-type="date" office:date-value="2018-01-01T06:00:00">
            <text:p>01 January 2018</text:p>
          </table:table-cell>
          <table:table-cell table:style-name="ce4" table:formula="of:=[.A17]" office:value-type="float" office:value="43101.25">
            <text:p>43101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7]+365.25" office:value-type="date" office:date-value="2019-01-01T12:00:00">
            <text:p>01 January 2019</text:p>
          </table:table-cell>
          <table:table-cell table:style-name="ce4" table:formula="of:=[.A18]" office:value-type="float" office:value="43466.5">
            <text:p>43467</text:p>
          </table:table-cell>
          <table:table-cell table:style-name="ce3" table:formula="of:=100*0.028" office:value-type="float" office:value="2.8">
            <text:p>2.8000</text:p>
          </table:table-cell>
          <table:table-cell table:style-name="ce5"/>
        </table:table-row>
        <table:table-row table:style-name="ro1">
          <table:table-cell table:style-name="ce2" table:formula="of:=[.A18]" office:value-type="date" office:date-value="2019-01-01T12:00:00">
            <text:p>01 January 2019</text:p>
          </table:table-cell>
          <table:table-cell table:style-name="ce4" table:formula="of:=[.A19]" office:value-type="float" office:value="43466.5">
            <text:p>43467</text:p>
          </table:table-cell>
          <table:table-cell table:style-name="ce3" office:value-type="float" office:value="100">
            <text:p>100.0000</text:p>
          </table:table-cell>
          <table:table-cell table:style-name="ce5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13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0T18:55:37</meta:creation-date>
    <dc:date>2010-09-11T13:52:14</dc:date>
    <meta:editing-duration>PT02H37M50S</meta:editing-duration>
    <meta:editing-cycles>4</meta:editing-cycles>
    <meta:generator>OpenOffice.org/3.1$Linux OpenOffice.org_project/310m19$Build-9420</meta:generator>
    <meta:document-statistic meta:table-count="3" meta:cell-count="47" meta:object-count="0"/>
  </office:meta>
</office:document-meta>
</file>